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A00000438C37D0397F914F5E4.png" manifest:media-type="image/png"/>
  <manifest:file-entry manifest:full-path="Pictures/100002010000032A000004389311CAF2BB7E371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3599" officeooo:paragraph-rsid="000d359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7cm" svg:height="22.666cm" draw:z-index="0"><draw:image xlink:href="Pictures/100002010000032A000004389311CAF2BB7E3718.png" xlink:type="simple" xlink:show="embed" xlink:actuate="onLoad" loext:mime-type="image/x-vclgraphic"/></draw:frame></text:p>
      <text:p text:style-name="P1"><draw:frame draw:style-name="fr2" draw:name="Изображение2" text:anchor-type="paragraph" svg:width="17cm" svg:height="22.666cm" draw:z-index="1"><draw:image xlink:href="Pictures/100002010000032A00000438C37D0397F914F5E4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3T21:52:09.479071825</meta:creation-date>
    <dc:date>2020-12-13T21:53:01.759105544</dc:date>
    <meta:editing-duration>PT57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